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5.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32cm" fo:min-width="3.818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3.84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647cm" fo:min-width="5.57cm" fo:padding-top="0.139cm" fo:padding-bottom="0.139cm" fo:padding-left="0.264cm" fo:padding-right="0.264cm"/>
    </style:style>
    <style:style style:name="gr13" style:family="graphic" style:parent-style-name="standard">
      <style:graphic-properties draw:stroke="dash" draw:stroke-dash="Line_20_Style_20_9" svg:stroke-width="0.028cm" svg:stroke-color="#000000" draw:marker-start-width="0.242cm" draw:marker-end-width="0.242cm" draw:fill-color="#ffffff" draw:textarea-horizontal-align="justify" draw:textarea-vertical-align="middle" draw:auto-grow-height="false" fo:min-height="1.02cm" fo:min-width="12.2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4.572cm" svg:y1="2.54cm" svg:x2="4.588cm" svg:y2="19.304cm">
          <text:p/>
        </draw:line>
        <draw:line draw:style-name="gr1" draw:layer="layout" svg:x1="17.272cm" svg:y1="2.54cm" svg:x2="17.356cm" svg:y2="19.304cm">
          <text:p/>
        </draw:line>
        <draw:line draw:style-name="gr1" draw:layer="layout" svg:x1="25.4cm" svg:y1="2.54cm" svg:x2="25.4cm" svg:y2="19.294cm">
          <text:p/>
        </draw:line>
        <draw:frame draw:style-name="gr2" draw:text-style-name="P1" draw:layer="layout" svg:width="1.778cm" svg:height="2.384cm" svg:x="3.764cm" svg:y="1.68cm">
          <draw:text-box>
            <text:p text:style-name="P1">UE </text:p>
          </draw:text-box>
        </draw:frame>
        <draw:frame draw:style-name="gr2" draw:text-style-name="P1" draw:layer="layout" svg:width="7.61cm" svg:height="2.384cm" svg:x="13.444cm" svg:y="1.524cm">
          <draw:text-box>
            <text:p text:style-name="P1">SN</text:p>
            <text:p text:style-name="P1"/>
          </draw:text-box>
        </draw:frame>
        <draw:frame draw:style-name="gr2" draw:text-style-name="P1" draw:layer="layout" svg:width="2.32cm" svg:height="2.384cm" svg:x="24.248cm" svg:y="1.582cm">
          <draw:text-box>
            <text:p text:style-name="P1">HN</text:p>
          </draw:text-box>
        </draw:frame>
        <draw:line draw:style-name="gr3" draw:layer="layout" svg:x1="11.33cm" svg:y1="11.394cm" svg:x2="4.606cm" svg:y2="11.394cm">
          <text:p/>
        </draw:line>
        <draw:line draw:style-name="gr4" draw:layer="layout" svg:x1="4.606cm" svg:y1="18.488cm" svg:x2="11.43cm" svg:y2="18.488cm">
          <text:p/>
        </draw:line>
        <draw:line draw:style-name="gr4" draw:layer="layout" svg:x1="17.356cm" svg:y1="7.636cm" svg:x2="25.36cm" svg:y2="7.646cm">
          <text:p/>
        </draw:line>
        <draw:line draw:style-name="gr4" draw:layer="layout" svg:x1="25.4cm" svg:y1="9.93cm" svg:x2="17.356cm" svg:y2="9.916cm">
          <text:p/>
        </draw:line>
        <draw:g>
          <svg:title>TexMaths</svg:title>
          <svg:desc>12§latex§$snid,e_{snid}$§svg§600§TRUE§</svg:desc>
          <draw:polygon draw:style-name="gr5" draw:layer="layout" svg:width="1.863cm" svg:height="0.375cm" svg:x="20.493cm" svg:y="7.038cm" svg:viewBox="0 0 1864 376" draw:points="931,376 0,376 0,0 1864,0 1864,376">
            <text:p/>
          </draw:polygon>
          <draw:path draw:style-name="gr6" draw:layer="layout" svg:width="0.155cm" svg:height="0.191cm" svg:x="20.515cm" svg:y="7.145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6" draw:layer="layout" svg:width="0.228cm" svg:height="0.191cm" svg:x="20.703cm" svg:y="7.145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4cm" svg:x="20.956cm" svg:y="7.052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6" draw:layer="layout" svg:width="0.201cm" svg:height="0.298cm" svg:x="21.106cm" svg:y="7.038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6" draw:layer="layout" svg:width="0.049cm" svg:height="0.126cm" svg:x="21.345cm" svg:y="7.287cm" svg:viewBox="0 0 50 127" svg:d="M50 44c0-27-10-44-27-44-15 0-23 11-23 23 0 11 8 23 23 23 5 0 11-3 15-6 2-2 2-2 2-2 1 0 1 0 1 6 0 33-15 58-29 73-5 3-5 4-5 6 0 3 3 4 4 4 5 0 39-32 39-83z">
            <text:p/>
          </draw:path>
          <draw:path draw:style-name="gr6" draw:layer="layout" svg:width="0.162cm" svg:height="0.191cm" svg:x="21.516cm" svg:y="7.145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6" draw:layer="layout" svg:width="0.118cm" svg:height="0.134cm" svg:x="21.714cm" svg:y="7.264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6" draw:layer="layout" svg:width="0.18cm" svg:height="0.134cm" svg:x="21.866cm" svg:y="7.264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2.075cm" svg:y="7.19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2.197cm" svg:y="7.189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$\mathcal{X}_{scnid,hnid}(e_{snid})$§svg§600§TRUE§</svg:desc>
          <draw:polygon draw:style-name="gr5" draw:layer="layout" svg:width="3.144cm" svg:height="0.437cm" svg:x="20.031cm" svg:y="9.356cm" svg:viewBox="0 0 3145 438" draw:points="1573,438 0,438 0,0 3145,0 3145,438">
            <text:p/>
          </draw:polygon>
          <draw:path draw:style-name="gr6" draw:layer="layout" svg:width="0.319cm" svg:height="0.288cm" svg:x="20.053cm" svg:y="9.385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6" draw:layer="layout" svg:width="0.118cm" svg:height="0.133cm" svg:x="20.353cm" svg:y="9.6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6" draw:layer="layout" svg:width="0.129cm" svg:height="0.133cm" svg:x="20.51cm" svg:y="9.606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6" draw:layer="layout" svg:width="0.18cm" svg:height="0.133cm" svg:x="20.656cm" svg:y="9.6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0.864cm" svg:y="9.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0.987cm" svg:y="9.531cm" svg:viewBox="0 0 152 209" svg:d="M151 8c1 0 1-3 1-4 0-2-1-4-3-4-6 0-31 2-39 2-2 2-7 2-7 8 0 4 5 4 9 4 14 0 14 2 14 4s-1 5-1 7l-17 67c-7-9-17-16-31-16-39 0-77 40-77 84 0 28 19 49 44 49 17 0 32-9 44-21 4 18 22 21 30 21 10 0 18-6 24-16 6-12 9-29 9-30 0-3-3-3-3-3-5 0-5 1-8 9-3 15-9 31-21 31-7 0-10-6-10-14 0-6 0-8 1-12zM89 169c-3 9-10 15-16 19-2 3-14 12-27 12-11 0-22-7-22-28 0-16 8-48 16-60 13-24 28-28 37-28 20 0 26 22 26 25 0 1 0 4-1 5z">
            <text:p/>
          </draw:path>
          <draw:path draw:style-name="gr6" draw:layer="layout" svg:width="0.037cm" svg:height="0.091cm" svg:x="21.178cm" svg:y="9.702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21.267cm" svg:y="9.53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1.457cm" svg:y="9.6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1.665cm" svg:y="9.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1.789cm" svg:y="9.5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2.008cm" svg:y="9.356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6" draw:layer="layout" svg:width="0.162cm" svg:height="0.191cm" svg:x="22.15cm" svg:y="9.48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6" draw:layer="layout" svg:width="0.118cm" svg:height="0.133cm" svg:x="22.348cm" svg:y="9.6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6" draw:layer="layout" svg:width="0.18cm" svg:height="0.133cm" svg:x="22.5cm" svg:y="9.6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2.709cm" svg:y="9.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2.833cm" svg:y="9.5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3.036cm" svg:y="9.356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E(IMSI||salt,e_{scnid})$§svg§600§TRUE§</svg:desc>
          <draw:polygon draw:style-name="gr5" draw:layer="layout" svg:width="3.988cm" svg:height="0.42cm" svg:x="5.941cm" svg:y="17.913cm" svg:viewBox="0 0 3989 421" draw:points="1995,421 0,421 0,0 3989,0 3989,421">
            <text:p/>
          </draw:polygon>
          <draw:path draw:style-name="gr6" draw:layer="layout" svg:width="0.306cm" svg:height="0.287cm" svg:x="5.957cm" svg:y="17.9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6.318cm" svg:y="17.9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layer="layout" svg:width="0.196cm" svg:height="0.288cm" svg:x="6.453cm" svg:y="17.9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6.674cm" svg:y="17.9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7.133cm" svg:y="17.9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7.406cm" svg:y="17.9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7.661cm" svg:y="17.912cm" svg:viewBox="0 0 18 422" svg:d="M18 16c0-9 0-16-8-16-10 0-10 7-10 16v392c0 7 0 14 10 14 8 0 8-7 8-14z">
            <text:p/>
          </draw:path>
          <draw:path draw:style-name="gr6" draw:layer="layout" svg:width="0.017cm" svg:height="0.421cm" svg:x="7.777cm" svg:y="17.912cm" svg:viewBox="0 0 18 422" svg:d="M18 16c0-9 0-16-8-16-10 0-10 7-10 16v392c0 7 0 14 10 14 8 0 8-7 8-14z">
            <text:p/>
          </draw:path>
          <draw:path draw:style-name="gr6" draw:layer="layout" svg:width="0.155cm" svg:height="0.191cm" svg:x="7.866cm" svg:y="18.0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6" draw:layer="layout" svg:width="0.193cm" svg:height="0.191cm" svg:x="8.058cm" svg:y="18.0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layer="layout" svg:width="0.09cm" svg:height="0.298cm" svg:x="8.281cm" svg:y="17.9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8.406cm" svg:y="17.9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049cm" svg:height="0.126cm" svg:x="8.585cm" svg:y="18.183cm" svg:viewBox="0 0 50 127" svg:d="M50 44c0-27-10-44-27-44-15 0-23 11-23 23 0 11 8 23 23 23 5 0 11-3 15-6 2-2 2-2 3-2v6c0 33-15 58-29 72-5 4-5 5-5 6 0 4 3 5 4 5 5 0 39-32 39-83z">
            <text:p/>
          </draw:path>
          <draw:path draw:style-name="gr6" draw:layer="layout" svg:width="0.162cm" svg:height="0.191cm" svg:x="8.754cm" svg:y="18.0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6" draw:layer="layout" svg:width="0.118cm" svg:height="0.133cm" svg:x="8.952cm" svg:y="18.1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6" draw:layer="layout" svg:width="0.129cm" svg:height="0.133cm" svg:x="9.108cm" svg:y="18.1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6" draw:layer="layout" svg:width="0.18cm" svg:height="0.133cm" svg:x="9.253cm" svg:y="18.1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9.461cm" svg:y="18.0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9.584cm" svg:y="18.0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6" draw:layer="layout" svg:width="0.099cm" svg:height="0.421cm" svg:x="9.79cm" svg:y="17.9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7" draw:layer="layout" svg:x1="3.556cm" svg:y1="10.668cm" svg:x2="26.924cm" svg:y2="10.668cm">
          <text:p/>
        </draw:line>
        <draw:custom-shape draw:style-name="gr8" draw:text-style-name="P1" draw:layer="layout" svg:width="6.039cm" svg:height="0.882cm" svg:x="20.785cm" svg:y="8.292cm">
          <text:p/>
          <draw:enhanced-geometry svg:viewBox="0 0 21600 21600" draw:type="rectangle" draw:enhanced-path="M 0 0 L 21600 0 21600 21600 0 21600 0 0 Z N"/>
        </draw:custom-shape>
        <draw:line draw:style-name="gr1" draw:layer="layout" svg:x1="11.43cm" svg:y1="2.54cm" svg:x2="11.346cm" svg:y2="19.304cm">
          <text:p/>
        </draw:line>
        <draw:frame draw:style-name="gr2" draw:text-style-name="P1" draw:layer="layout" svg:width="7.61cm" svg:height="2.384cm" svg:x="7.63cm" svg:y="1.524cm">
          <draw:text-box>
            <text:p text:style-name="P1">RAN</text:p>
            <text:p text:style-name="P1"/>
          </draw:text-box>
        </draw:frame>
        <draw:g>
          <svg:title>TexMaths</svg:title>
          <svg:desc>12§latex§$snid$§svg§600§TRUE§</svg:desc>
          <draw:polygon draw:style-name="gr5" draw:layer="layout" svg:width="0.816cm" svg:height="0.293cm" svg:x="7.474cm" svg:y="10.901cm" svg:viewBox="0 0 817 294" draw:points="408,294 0,294 0,0 817,0 817,294">
            <text:p/>
          </draw:polygon>
          <draw:path draw:style-name="gr6" draw:layer="layout" svg:width="0.155cm" svg:height="0.191cm" svg:x="7.496cm" svg:y="11.0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6" draw:layer="layout" svg:width="0.228cm" svg:height="0.191cm" svg:x="7.684cm" svg:y="11.0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4cm" svg:x="7.937cm" svg:y="10.9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6" draw:layer="layout" svg:width="0.201cm" svg:height="0.298cm" svg:x="8.087cm" svg:y="10.9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4" draw:layer="layout" svg:x1="11.346cm" svg:y1="13.84cm" svg:x2="17.356cm" svg:y2="13.84cm">
          <text:p/>
        </draw:line>
        <draw:g>
          <svg:title>TexMaths</svg:title>
          <svg:desc>12§latex§$hnid,e_{hnid}$§svg§600§TRUE§</svg:desc>
          <draw:polygon draw:style-name="gr5" draw:layer="layout" svg:width="1.945cm" svg:height="0.375cm" svg:x="6.86cm" svg:y="13.181cm" svg:viewBox="0 0 1946 376" draw:points="973,376 0,376 0,0 1946,0 1946,376">
            <text:p/>
          </draw:polygon>
          <draw:path draw:style-name="gr6" draw:layer="layout" svg:width="0.208cm" svg:height="0.298cm" svg:x="6.883cm" svg:y="13.181cm" svg:viewBox="0 0 209 299" svg:d="M98 5c0 0 0-5-6-5-9 0-40 4-51 5-4 0-7 0-7 8 0 5 3 5 9 5 21 0 22 2 22 7l-1 9-63 243c-1 7-1 8-1 10 0 10 8 12 12 12 7 0 14-5 16-11l8-32 10-39c2-9 4-19 7-28 1-3 3-16 5-18 1-5 14-28 28-40 10-7 22-14 41-14 18 0 23 14 23 28 0 23-17 70-26 95-4 11-6 16-6 24 0 20 15 35 34 35 40 0 57-62 57-66s-5-4-6-4c-4 0-4 2-6 8-6 22-21 53-43 53-8 0-11-5-11-15s5-20 8-30c6-18 25-68 25-92 0-28-16-46-48-46-27 0-46 13-63 32z">
            <text:p/>
          </draw:path>
          <draw:path draw:style-name="gr6" draw:layer="layout" svg:width="0.228cm" svg:height="0.191cm" svg:x="7.116cm" svg:y="13.288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4cm" svg:x="7.369cm" svg:y="13.19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6" draw:layer="layout" svg:width="0.201cm" svg:height="0.298cm" svg:x="7.519cm" svg:y="13.181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6" draw:layer="layout" svg:width="0.049cm" svg:height="0.126cm" svg:x="7.757cm" svg:y="13.43cm" svg:viewBox="0 0 50 127" svg:d="M50 44c0-27-10-44-27-44-15 0-23 11-23 23 0 11 8 23 23 23 5 0 11-3 15-6 2-2 2-2 2-2 1 0 1 0 1 6 0 33-15 58-29 73-5 3-5 4-5 6 0 3 3 4 4 4 5 0 39-32 39-83z">
            <text:p/>
          </draw:path>
          <draw:path draw:style-name="gr6" draw:layer="layout" svg:width="0.162cm" svg:height="0.191cm" svg:x="7.928cm" svg:y="13.288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6" draw:layer="layout" svg:width="0.161cm" svg:height="0.208cm" svg:x="8.127cm" svg:y="13.332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6" draw:layer="layout" svg:width="0.18cm" svg:height="0.134cm" svg:x="8.315cm" svg:y="13.407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8.524cm" svg:y="13.3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8.648cm" svg:y="13.332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4" draw:layer="layout" svg:x1="11.33cm" svg:y1="16.21cm" svg:x2="4.588cm" svg:y2="16.21cm">
          <text:p/>
        </draw:line>
        <draw:line draw:style-name="gr4" draw:layer="layout" svg:x1="4.588cm" svg:y1="13.64cm" svg:x2="11.446cm" svg:y2="13.64cm">
          <text:p/>
        </draw:line>
        <draw:line draw:style-name="gr4" draw:layer="layout" svg:x1="17.356cm" svg:y1="15.91cm" svg:x2="11.33cm" svg:y2="15.91cm">
          <text:p/>
        </draw:line>
        <draw:g>
          <svg:title>TexMaths</svg:title>
          <svg:desc>12§latex§\begin{eqnarray*}
\text{compute } \mathcal{X}_{scnid,hnid} (e_{snid})
\end{eqnarray*}§svg§600§TRUE§</svg:desc>
          <draw:polygon draw:style-name="gr5" draw:layer="layout" svg:width="4.855cm" svg:height="0.437cm" svg:x="20.985cm" svg:y="8.517cm" svg:viewBox="0 0 4856 438" draw:points="2427,438 0,438 0,0 4856,0 4856,438">
            <text:p/>
          </draw:polygon>
          <draw:path draw:style-name="gr6" draw:layer="layout" svg:width="0.161cm" svg:height="0.193cm" svg:x="20.999cm" svg:y="8.644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187cm" svg:height="0.193cm" svg:x="21.184cm" svg:y="8.64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329cm" svg:height="0.186cm" svg:x="21.397cm" svg:y="8.647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6" draw:layer="layout" svg:width="0.208cm" svg:height="0.269cm" svg:x="21.747cm" svg:y="8.647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6" draw:layer="layout" svg:width="0.213cm" svg:height="0.191cm" svg:x="21.982cm" svg:y="8.647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6" draw:layer="layout" svg:width="0.132cm" svg:height="0.264cm" svg:x="22.211cm" svg:y="8.573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163cm" svg:height="0.193cm" svg:x="22.379cm" svg:y="8.64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319cm" svg:height="0.288cm" svg:x="22.716cm" svg:y="8.546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6" draw:layer="layout" svg:width="0.118cm" svg:height="0.133cm" svg:x="23.018cm" svg:y="8.7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6" draw:layer="layout" svg:width="0.129cm" svg:height="0.133cm" svg:x="23.174cm" svg:y="8.767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6" draw:layer="layout" svg:width="0.18cm" svg:height="0.133cm" svg:x="23.32cm" svg:y="8.7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3.529cm" svg:y="8.7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3.652cm" svg:y="8.6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37cm" svg:height="0.091cm" svg:x="23.842cm" svg:y="8.863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23.932cm" svg:y="8.69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4.12cm" svg:y="8.7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4.329cm" svg:y="8.7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4.453cm" svg:y="8.6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4.673cm" svg:y="8.517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6" draw:layer="layout" svg:width="0.162cm" svg:height="0.191cm" svg:x="24.815cm" svg:y="8.64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6" draw:layer="layout" svg:width="0.118cm" svg:height="0.133cm" svg:x="25.013cm" svg:y="8.7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6" draw:layer="layout" svg:width="0.18cm" svg:height="0.133cm" svg:x="25.164cm" svg:y="8.7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5.373cm" svg:y="8.7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5.497cm" svg:y="8.6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5.699cm" svg:y="8.517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9" draw:layer="layout" svg:x1="28cm" svg:y1="-2.54cm" svg:x2="0cm" svg:y2="-2.54cm">
          <text:p/>
        </draw:line>
        <draw:custom-shape draw:style-name="gr10" draw:text-style-name="P1" draw:layer="layout" svg:width="4.318cm" svg:height="1.282cm" svg:x="3.556cm" svg:y="11.6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5" draw:layer="layout" svg:width="3.922cm" svg:height="0.798cm" svg:x="3.656cm" svg:y="11.807cm" svg:viewBox="0 0 3923 799" draw:points="1962,799 0,799 0,0 3923,0 3923,799">
            <text:p/>
          </draw:polygon>
          <draw:path draw:style-name="gr6" draw:layer="layout" svg:width="0.132cm" svg:height="0.264cm" svg:x="4.297cm" svg:y="11.84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13cm" svg:height="0.293cm" svg:x="4.466cm" svg:y="11.8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4.698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288cm" svg:height="0.298cm" svg:x="5.026cm" svg:y="11.8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6" draw:layer="layout" svg:width="0.262cm" svg:height="0.287cm" svg:x="5.342cm" svg:y="11.8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6" draw:layer="layout" svg:width="0.208cm" svg:height="0.298cm" svg:x="5.769cm" svg:y="11.8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6" draw:layer="layout" svg:width="0.163cm" svg:height="0.193cm" svg:x="6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61cm" svg:height="0.193cm" svg:x="6.189cm" svg:y="11.9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09cm" svg:height="0.282cm" svg:x="6.375cm" svg:y="11.8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208cm" svg:height="0.298cm" svg:x="6.493cm" svg:y="11.8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6" draw:layer="layout" svg:width="0.163cm" svg:height="0.193cm" svg:x="6.723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38cm" svg:height="0.193cm" svg:x="6.912cm" svg:y="11.9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6" draw:layer="layout" svg:width="0.132cm" svg:height="0.264cm" svg:x="7.213cm" svg:y="11.84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87cm" svg:height="0.193cm" svg:x="7.38cm" svg:y="11.9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191cm" svg:height="0.193cm" svg:x="3.674cm" svg:y="12.4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32cm" svg:height="0.264cm" svg:x="3.874cm" svg:y="12.3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32cm" svg:height="0.264cm" svg:x="4.038cm" svg:y="12.3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91cm" svg:height="0.193cm" svg:x="4.21cm" svg:y="12.4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61cm" svg:height="0.193cm" svg:x="4.417cm" svg:y="12.4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213cm" svg:height="0.293cm" svg:x="4.592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289cm" svg:height="0.186cm" svg:x="4.959cm" svg:y="12.4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6" draw:layer="layout" svg:width="0.09cm" svg:height="0.282cm" svg:x="5.27cm" svg:y="12.3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132cm" svg:height="0.264cm" svg:x="5.38cm" svg:y="12.3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5.55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32cm" svg:height="0.264cm" svg:x="5.918cm" svg:y="12.3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6.086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6.319cm" svg:y="12.4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87cm" svg:height="0.307cm" svg:x="6.657cm" svg:y="12.3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6" draw:layer="layout" svg:width="0.257cm" svg:height="0.307cm" svg:x="6.891cm" svg:y="12.3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6" draw:layer="layout" svg:width="0.288cm" svg:height="0.288cm" svg:x="7.184cm" svg:y="12.3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g>
          <svg:title>TexMaths</svg:title>
          <svg:desc>12§latex§$\mathcal{X}_{snid,hnid}(e_{snid})$§svg§600§TRUE§</svg:desc>
          <draw:polygon draw:style-name="gr5" draw:layer="layout" svg:width="2.994cm" svg:height="0.437cm" svg:x="12.853cm" svg:y="15.4cm" svg:viewBox="0 0 2995 438" draw:points="1497,438 0,438 0,0 2995,0 2995,438">
            <text:p/>
          </draw:polygon>
          <draw:path draw:style-name="gr6" draw:layer="layout" svg:width="0.319cm" svg:height="0.288cm" svg:x="12.875cm" svg:y="15.429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6" draw:layer="layout" svg:width="0.118cm" svg:height="0.133cm" svg:x="13.175cm" svg:y="15.6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6" draw:layer="layout" svg:width="0.18cm" svg:height="0.133cm" svg:x="13.327cm" svg:y="15.6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13.536cm" svg:y="15.5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13.659cm" svg:y="15.57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37cm" svg:height="0.091cm" svg:x="13.849cm" svg:y="15.746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13.939cm" svg:y="15.57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14.127cm" svg:y="15.6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14.336cm" svg:y="15.5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14.46cm" svg:y="15.57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14.68cm" svg:y="15.4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6" draw:layer="layout" svg:width="0.162cm" svg:height="0.191cm" svg:x="14.822cm" svg:y="15.5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6" draw:layer="layout" svg:width="0.118cm" svg:height="0.133cm" svg:x="15.02cm" svg:y="15.6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6" draw:layer="layout" svg:width="0.18cm" svg:height="0.133cm" svg:x="15.171cm" svg:y="15.6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15.38cm" svg:y="15.5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15.504cm" svg:y="15.57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15.706cm" svg:y="15.4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\mathcal{X}_{snid,hnid}(e_{snid})$§svg§600§TRUE§</svg:desc>
          <draw:polygon draw:style-name="gr5" draw:layer="layout" svg:width="2.994cm" svg:height="0.437cm" svg:x="6.831cm" svg:y="15.654cm" svg:viewBox="0 0 2995 438" draw:points="1498,438 0,438 0,0 2995,0 2995,438">
            <text:p/>
          </draw:polygon>
          <draw:path draw:style-name="gr6" draw:layer="layout" svg:width="0.319cm" svg:height="0.288cm" svg:x="6.853cm" svg:y="15.683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6" draw:layer="layout" svg:width="0.118cm" svg:height="0.133cm" svg:x="7.153cm" svg:y="15.9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6" draw:layer="layout" svg:width="0.18cm" svg:height="0.133cm" svg:x="7.305cm" svg:y="15.9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7.514cm" svg:y="15.8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7.637cm" svg:y="15.8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37cm" svg:height="0.091cm" svg:x="7.827cm" svg:y="16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7.917cm" svg:y="15.82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8.105cm" svg:y="15.9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8.314cm" svg:y="15.8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8.438cm" svg:y="15.8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8.658cm" svg:y="15.654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6" draw:layer="layout" svg:width="0.162cm" svg:height="0.191cm" svg:x="8.8cm" svg:y="15.7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6" draw:layer="layout" svg:width="0.118cm" svg:height="0.133cm" svg:x="8.998cm" svg:y="15.9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6" draw:layer="layout" svg:width="0.18cm" svg:height="0.133cm" svg:x="9.149cm" svg:y="15.9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9.358cm" svg:y="15.8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9.482cm" svg:y="15.8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9.684cm" svg:y="15.654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4" draw:layer="layout" svg:x1="11.33cm" svg:y1="18.888cm" svg:x2="17.356cm" svg:y2="18.88cm">
          <text:p/>
        </draw:line>
        <draw:g>
          <svg:title>TexMaths</svg:title>
          <svg:desc>12§latex§$E(IMSI||salt,e_{scnid})$§svg§600§TRUE§</svg:desc>
          <draw:polygon draw:style-name="gr5" draw:layer="layout" svg:width="3.988cm" svg:height="0.42cm" svg:x="12.341cm" svg:y="18.313cm" svg:viewBox="0 0 3989 421" draw:points="1995,421 0,421 0,0 3989,0 3989,421">
            <text:p/>
          </draw:polygon>
          <draw:path draw:style-name="gr6" draw:layer="layout" svg:width="0.306cm" svg:height="0.287cm" svg:x="12.357cm" svg:y="18.3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12.718cm" svg:y="18.3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layer="layout" svg:width="0.196cm" svg:height="0.288cm" svg:x="12.853cm" svg:y="18.3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13.074cm" svg:y="18.3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13.533cm" svg:y="18.3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13.806cm" svg:y="18.3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14.061cm" svg:y="18.312cm" svg:viewBox="0 0 18 422" svg:d="M18 16c0-9 0-16-8-16-10 0-10 7-10 16v392c0 7 0 14 10 14 8 0 8-7 8-14z">
            <text:p/>
          </draw:path>
          <draw:path draw:style-name="gr6" draw:layer="layout" svg:width="0.017cm" svg:height="0.421cm" svg:x="14.177cm" svg:y="18.312cm" svg:viewBox="0 0 18 422" svg:d="M18 16c0-9 0-16-8-16-10 0-10 7-10 16v392c0 7 0 14 10 14 8 0 8-7 8-14z">
            <text:p/>
          </draw:path>
          <draw:path draw:style-name="gr6" draw:layer="layout" svg:width="0.155cm" svg:height="0.191cm" svg:x="14.266cm" svg:y="18.4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6" draw:layer="layout" svg:width="0.193cm" svg:height="0.191cm" svg:x="14.458cm" svg:y="18.4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layer="layout" svg:width="0.09cm" svg:height="0.298cm" svg:x="14.681cm" svg:y="18.3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14.806cm" svg:y="18.3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049cm" svg:height="0.126cm" svg:x="14.985cm" svg:y="18.583cm" svg:viewBox="0 0 50 127" svg:d="M50 44c0-27-10-44-27-44-15 0-23 11-23 23 0 11 8 23 23 23 5 0 11-3 15-6 2-2 2-2 3-2v6c0 33-15 58-29 72-5 4-5 5-5 6 0 4 3 5 4 5 5 0 39-32 39-83z">
            <text:p/>
          </draw:path>
          <draw:path draw:style-name="gr6" draw:layer="layout" svg:width="0.162cm" svg:height="0.191cm" svg:x="15.154cm" svg:y="18.4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6" draw:layer="layout" svg:width="0.118cm" svg:height="0.133cm" svg:x="15.352cm" svg:y="18.5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6" draw:layer="layout" svg:width="0.129cm" svg:height="0.133cm" svg:x="15.508cm" svg:y="18.5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6" draw:layer="layout" svg:width="0.18cm" svg:height="0.133cm" svg:x="15.653cm" svg:y="18.5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15.861cm" svg:y="18.4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15.984cm" svg:y="18.4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6" draw:layer="layout" svg:width="0.099cm" svg:height="0.421cm" svg:x="16.19cm" svg:y="18.3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custom-shape draw:style-name="gr11" draw:text-style-name="P1" draw:layer="layout" svg:width="4.342cm" svg:height="1.211cm" svg:x="3.532cm" svg:y="16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verifies\\
the certificate§svg§600§TRUE§</svg:desc>
          <draw:polygon draw:style-name="gr5" draw:layer="layout" svg:width="3.363cm" svg:height="0.798cm" svg:x="3.758cm" svg:y="16.613cm" svg:viewBox="0 0 3364 799" draw:points="1683,799 0,799 0,0 3364,0 3364,799">
            <text:p/>
          </draw:polygon>
          <draw:path draw:style-name="gr6" draw:layer="layout" svg:width="0.132cm" svg:height="0.264cm" svg:x="4.399cm" svg:y="16.645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13cm" svg:height="0.293cm" svg:x="4.568cm" svg:y="16.6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4.8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288cm" svg:height="0.298cm" svg:x="5.129cm" svg:y="16.617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6" draw:layer="layout" svg:width="0.262cm" svg:height="0.287cm" svg:x="5.444cm" svg:y="16.618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6" draw:layer="layout" svg:width="0.207cm" svg:height="0.186cm" svg:x="5.864cm" svg:y="16.723cm" svg:viewBox="0 0 208 187" svg:d="M168 42c4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6" draw:layer="layout" svg:width="0.163cm" svg:height="0.193cm" svg:x="6.079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42cm" svg:height="0.186cm" svg:x="6.265cm" svg:y="16.71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09cm" svg:height="0.282cm" svg:x="6.432cm" svg:y="16.6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211cm" svg:height="0.298cm" svg:x="6.546cm" svg:y="16.607cm" svg:viewBox="0 0 212 299" svg:d="M128 130c20 0 23 4 23 22v114c0 20-5 20-33 20v13c14-1 37-1 46-1 11 0 33 0 48 1v-13c-28 0-33 0-33-20v-156l-53 5c-7 0-7 0-8 0 0 1-2 1-8 1h-50v-48c0-42 37-58 62-58 14 0 29 3 38 13-18 1-21 13-21 20 0 13 11 19 19 19 10 0 20-7 20-19 0-25-23-43-54-43-40 0-90 22-90 67v49h-34v14h34v136c0 20-5 20-34 20v13c14-1 37-1 48-1 10 0 31 0 47 1v-13c-29 0-34 0-34-20v-136z">
            <text:p/>
          </draw:path>
          <draw:path draw:style-name="gr6" draw:layer="layout" svg:width="0.163cm" svg:height="0.193cm" svg:x="6.78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38cm" svg:height="0.193cm" svg:x="6.97cm" svg:y="16.716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6" draw:layer="layout" svg:width="0.132cm" svg:height="0.264cm" svg:x="3.766cm" svg:y="17.152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3.934cm" svg:y="17.1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4.167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61cm" svg:height="0.193cm" svg:x="4.496cm" svg:y="17.2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163cm" svg:height="0.193cm" svg:x="4.681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42cm" svg:height="0.186cm" svg:x="4.868cm" svg:y="17.22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32cm" svg:height="0.264cm" svg:x="5.029cm" svg:y="17.152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09cm" svg:height="0.282cm" svg:x="5.198cm" svg:y="17.1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211cm" svg:height="0.298cm" svg:x="5.312cm" svg:y="17.113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6" draw:layer="layout" svg:width="0.161cm" svg:height="0.193cm" svg:x="5.549cm" svg:y="17.2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19cm" svg:height="0.193cm" svg:x="5.738cm" svg:y="17.22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32cm" svg:height="0.264cm" svg:x="5.939cm" svg:y="17.152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63cm" svg:height="0.193cm" svg:x="6.107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12" draw:text-style-name="P1" draw:layer="layout" svg:width="6.07cm" svg:height="1.897cm" svg:x="20.774cm" svg:y="3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5" draw:layer="layout" svg:width="3.705cm" svg:height="0.374cm" svg:x="20.932cm" svg:y="3.795cm" svg:viewBox="0 0 3706 375" draw:points="1853,375 0,375 0,0 3706,0 3706,375">
            <text:p/>
          </draw:polygon>
          <draw:path draw:style-name="gr6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6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6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6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6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6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6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6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(e_{hnid})$§svg§600§TRUE§</svg:desc>
          <draw:polygon draw:style-name="gr5" draw:layer="layout" svg:width="4.781cm" svg:height="0.437cm" svg:x="20.962cm" svg:y="4.369cm" svg:viewBox="0 0 4782 438" draw:points="2390,438 0,438 0,0 4782,0 4782,438">
            <text:p/>
          </draw:polygon>
          <draw:path draw:style-name="gr6" draw:layer="layout" svg:width="0.161cm" svg:height="0.193cm" svg:x="20.976cm" svg:y="4.49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187cm" svg:height="0.193cm" svg:x="21.161cm" svg:y="4.49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329cm" svg:height="0.186cm" svg:x="21.374cm" svg:y="4.49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6" draw:layer="layout" svg:width="0.208cm" svg:height="0.269cm" svg:x="21.724cm" svg:y="4.49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6" draw:layer="layout" svg:width="0.213cm" svg:height="0.191cm" svg:x="21.959cm" svg:y="4.49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6" draw:layer="layout" svg:width="0.132cm" svg:height="0.264cm" svg:x="22.188cm" svg:y="4.425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163cm" svg:height="0.193cm" svg:x="22.356cm" svg:y="4.49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319cm" svg:height="0.288cm" svg:x="22.694cm" svg:y="4.398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6" draw:layer="layout" svg:width="0.161cm" svg:height="0.208cm" svg:x="22.996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3.184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3.393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3.517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37cm" svg:height="0.091cm" svg:x="23.708cm" svg:y="4.715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23.796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3.986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4.194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4.317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4.538cm" svg:y="4.369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6" draw:layer="layout" svg:width="0.162cm" svg:height="0.191cm" svg:x="24.68cm" svg:y="4.49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6" draw:layer="layout" svg:width="0.161cm" svg:height="0.208cm" svg:x="24.879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5.068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5.276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5.4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5.602cm" svg:y="4.369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4" draw:layer="layout" svg:x1="25.4cm" svg:y1="6.234cm" svg:x2="4.572cm" svg:y2="6.234cm">
          <text:p/>
        </draw:line>
        <draw:custom-shape draw:style-name="gr13" draw:text-style-name="P2" draw:layer="layout" svg:width="12.7cm" svg:height="1.27cm" svg:x="7.874cm" svg:y="5.588cm">
          <text:p text:style-name="P1"><text:span text:style-name="T1">Integrity protected provisioning of HN’s self signed </text:span></text:p>
          <text:p text:style-name="P1"><text:span text:style-name="T1">certificate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hnid,e_{hnid}$§svg§600§TRUE§</svg:desc>
          <draw:polygon draw:style-name="gr5" draw:layer="layout" svg:width="1.945cm" svg:height="0.375cm" svg:x="13.36cm" svg:y="13.381cm" svg:viewBox="0 0 1946 376" draw:points="973,376 0,376 0,0 1946,0 1946,376">
            <text:p/>
          </draw:polygon>
          <draw:path draw:style-name="gr6" draw:layer="layout" svg:width="0.208cm" svg:height="0.298cm" svg:x="13.383cm" svg:y="13.381cm" svg:viewBox="0 0 209 299" svg:d="M98 5c0 0 0-5-6-5-9 0-40 4-51 5-4 0-7 0-7 8 0 5 3 5 9 5 21 0 22 2 22 7l-1 9-63 243c-1 7-1 8-1 10 0 10 8 12 12 12 7 0 14-5 16-11l8-32 10-39c2-9 4-19 7-28 1-3 3-16 5-18 1-5 14-28 28-40 10-7 22-14 41-14 18 0 23 14 23 28 0 23-17 70-26 95-4 11-6 16-6 24 0 20 15 35 34 35 40 0 57-62 57-66s-5-4-6-4c-4 0-4 2-6 8-6 22-21 53-43 53-8 0-11-5-11-15s5-20 8-30c6-18 25-68 25-92 0-28-16-46-48-46-27 0-46 13-63 32z">
            <text:p/>
          </draw:path>
          <draw:path draw:style-name="gr6" draw:layer="layout" svg:width="0.228cm" svg:height="0.191cm" svg:x="13.616cm" svg:y="13.488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4cm" svg:x="13.869cm" svg:y="13.39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6" draw:layer="layout" svg:width="0.201cm" svg:height="0.298cm" svg:x="14.019cm" svg:y="13.381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6" draw:layer="layout" svg:width="0.049cm" svg:height="0.126cm" svg:x="14.257cm" svg:y="13.63cm" svg:viewBox="0 0 50 127" svg:d="M50 44c0-27-10-44-27-44-15 0-23 11-23 23 0 11 8 23 23 23 5 0 11-3 15-6 2-2 2-2 2-2 1 0 1 0 1 6 0 33-15 58-29 73-5 3-5 4-5 6 0 3 3 4 4 4 5 0 39-32 39-83z">
            <text:p/>
          </draw:path>
          <draw:path draw:style-name="gr6" draw:layer="layout" svg:width="0.162cm" svg:height="0.191cm" svg:x="14.428cm" svg:y="13.488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6" draw:layer="layout" svg:width="0.161cm" svg:height="0.208cm" svg:x="14.627cm" svg:y="13.532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6" draw:layer="layout" svg:width="0.18cm" svg:height="0.134cm" svg:x="14.815cm" svg:y="13.607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15.024cm" svg:y="13.5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15.148cm" svg:y="13.532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custom-shape draw:style-name="gr14" draw:text-style-name="P3" draw:layer="layout" svg:width="6.35cm" svg:height="1.016cm" svg:x="15.494cm" svg:y="14.324cm">
          <text:p text:style-name="P1"/>
          <draw:enhanced-geometry svg:viewBox="0 0 21600 21600" draw:type="rectangle" draw:enhanced-path="M 0 0 L 21600 0 21600 21600 0 21600 0 0 Z N"/>
        </draw:custom-shape>
        <draw:g>
          <svg:title>TexMaths</svg:title>
          <svg:desc>12§latex§finds the appropriate certificate§svg§600§FALSE§</svg:desc>
          <draw:polygon draw:style-name="gr15" draw:layer="layout" svg:width="5.817cm" svg:height="0.375cm" svg:x="15.748cm" svg:y="14.637cm" svg:viewBox="0 0 5818 376" draw:points="2909,376 0,376 0,0 5818,0 5818,376">
            <text:p/>
          </draw:polygon>
          <draw:path draw:style-name="gr6" draw:layer="layout" svg:width="0.211cm" svg:height="0.298cm" svg:x="15.759cm" svg:y="14.632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6" draw:layer="layout" svg:width="0.213cm" svg:height="0.186cm" svg:x="15.996cm" svg:y="14.7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208cm" svg:height="0.298cm" svg:x="16.23cm" svg:y="14.637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6" draw:layer="layout" svg:width="0.138cm" svg:height="0.194cm" svg:x="16.464cm" svg:y="14.74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6" draw:layer="layout" svg:width="0.132cm" svg:height="0.264cm" svg:x="16.766cm" svg:y="14.67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213cm" svg:height="0.293cm" svg:x="16.935cm" svg:y="14.637cm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
            <text:p/>
          </draw:path>
          <draw:path draw:style-name="gr6" draw:layer="layout" svg:width="0.163cm" svg:height="0.194cm" svg:x="17.168cm" svg:y="14.7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91cm" svg:height="0.194cm" svg:x="17.503cm" svg:y="14.7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208cm" svg:height="0.269cm" svg:x="17.707cm" svg:y="14.7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6" draw:layer="layout" svg:width="0.208cm" svg:height="0.269cm" svg:x="17.942cm" svg:y="14.7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6" draw:layer="layout" svg:width="0.142cm" svg:height="0.186cm" svg:x="18.176cm" svg:y="14.7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87cm" svg:height="0.194cm" svg:x="18.341cm" svg:y="14.741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6" draw:layer="layout" svg:width="0.208cm" svg:height="0.269cm" svg:x="18.551cm" svg:y="14.7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6" draw:layer="layout" svg:width="0.142cm" svg:height="0.186cm" svg:x="18.787cm" svg:y="14.7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09cm" svg:height="0.282cm" svg:x="18.953cm" svg:y="14.64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6" draw:layer="layout" svg:width="0.191cm" svg:height="0.194cm" svg:x="19.075cm" svg:y="14.7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132cm" svg:height="0.264cm" svg:x="19.275cm" svg:y="14.67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163cm" svg:height="0.194cm" svg:x="19.443cm" svg:y="14.7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61cm" svg:height="0.194cm" svg:x="19.774cm" svg:y="14.741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6" draw:layer="layout" svg:width="0.163cm" svg:height="0.194cm" svg:x="19.959cm" svg:y="14.7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42cm" svg:height="0.186cm" svg:x="20.146cm" svg:y="14.7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32cm" svg:height="0.264cm" svg:x="20.308cm" svg:y="14.67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09cm" svg:height="0.282cm" svg:x="20.478cm" svg:y="14.64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6" draw:layer="layout" svg:width="0.211cm" svg:height="0.298cm" svg:x="20.593cm" svg:y="14.632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6" draw:layer="layout" svg:width="0.161cm" svg:height="0.194cm" svg:x="20.829cm" svg:y="14.741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6" draw:layer="layout" svg:width="0.191cm" svg:height="0.194cm" svg:x="21.02cm" svg:y="14.7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132cm" svg:height="0.264cm" svg:x="21.222cm" svg:y="14.67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163cm" svg:height="0.194cm" svg:x="21.39cm" svg:y="14.7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02T16:54:19.570775038</dc:date>
    <meta:editing-duration>PT12H50M46S</meta:editing-duration>
    <meta:editing-cycles>36</meta:editing-cycles>
    <meta:generator>LibreOffice/4.2.8.2$Linux_X86_64 LibreOffice_project/420m0$Build-2</meta:generator>
    <dc:creator>Khan A</dc:creator>
    <meta:document-statistic meta:object-count="356"/>
  </office:meta>
</office:document-meta>
</file>